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3.58mm" svg:height="109.44mm" svg:x="91.41mm" svg:y="0mm">
            <loext:p draw:notify-on-update-of-ranges="Sheet1.A1:Sheet1.A19 Sheet1.D1:Sheet1.D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5.32mm" svg:height="120.06mm" svg:x="90.04mm" svg:y="125.63mm">
            <loext:p draw:notify-on-update-of-ranges="Sheet1.A29:Sheet1.A46 Sheet1.D29:Sheet1.D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9812108" calcext:value-type="float">
            <text:p>0.9812108</text:p>
          </table:table-cell>
          <table:table-cell office:value-type="float" office:value="0.99582464" calcext:value-type="float">
            <text:p>0.99582464</text:p>
          </table:table-cell>
          <table:table-cell office:value-type="float" office:value="0.98851776" calcext:value-type="float">
            <text:p>0.98851776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9843424" calcext:value-type="float">
            <text:p>0.9843424</text:p>
          </table:table-cell>
          <table:table-cell office:value-type="float" office:value="0.99582464" calcext:value-type="float">
            <text:p>0.99582464</text:p>
          </table:table-cell>
          <table:table-cell office:value-type="float" office:value="0.9900835" calcext:value-type="float">
            <text:p>0.990083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9874739" calcext:value-type="float">
            <text:p>0.9874739</text:p>
          </table:table-cell>
          <table:table-cell office:value-type="float" office:value="0.99582464" calcext:value-type="float">
            <text:p>0.99582464</text:p>
          </table:table-cell>
          <table:table-cell office:value-type="float" office:value="0.99164927" calcext:value-type="float">
            <text:p>0.9916492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98643005" calcext:value-type="float">
            <text:p>0.98643005</text:p>
          </table:table-cell>
          <table:table-cell office:value-type="float" office:value="0.99582464" calcext:value-type="float">
            <text:p>0.99582464</text:p>
          </table:table-cell>
          <table:table-cell office:value-type="float" office:value="0.9911274" calcext:value-type="float">
            <text:p>0.9911274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98956156" calcext:value-type="float">
            <text:p>0.98956156</text:p>
          </table:table-cell>
          <table:table-cell office:value-type="float" office:value="0.99582464" calcext:value-type="float">
            <text:p>0.99582464</text:p>
          </table:table-cell>
          <table:table-cell office:value-type="float" office:value="0.9926931" calcext:value-type="float">
            <text:p>0.992693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9906054" calcext:value-type="float">
            <text:p>0.9906054</text:p>
          </table:table-cell>
          <table:table-cell office:value-type="float" office:value="0.99582464" calcext:value-type="float">
            <text:p>0.99582464</text:p>
          </table:table-cell>
          <table:table-cell office:value-type="float" office:value="0.993215" calcext:value-type="float">
            <text:p>0.99321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9906054" calcext:value-type="float">
            <text:p>0.9906054</text:p>
          </table:table-cell>
          <table:table-cell office:value-type="float" office:value="0.99582464" calcext:value-type="float">
            <text:p>0.99582464</text:p>
          </table:table-cell>
          <table:table-cell office:value-type="float" office:value="0.993215" calcext:value-type="float">
            <text:p>0.99321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3" office:value-type="float" office:value="0.99164927" calcext:value-type="float">
            <text:p>0.99164927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3" office:value-type="float" office:value="0.9906054" calcext:value-type="float">
            <text:p>0.9906054</text:p>
          </table:table-cell>
        </table:table-row>
        <table:table-row table:style-name="ro1">
          <table:table-cell table:style-name="ce1" office:value-type="float" office:value="-1.38777878078145E-016" calcext:value-type="float">
            <text:p>-1.39E-16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900835" calcext:value-type="float">
            <text:p>0.9900835</text:p>
          </table:table-cell>
        </table:table-row>
        <table:table-row table:style-name="ro1">
          <table:table-cell office:value-type="float" office:value="0.0999999999999999" calcext:value-type="float">
            <text:p>0.1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906054" calcext:value-type="float">
            <text:p>0.9906054</text:p>
          </table:table-cell>
          <table:table-cell office:value-type="float" office:value="0.98956156" calcext:value-type="float">
            <text:p>0.9895615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926931" calcext:value-type="float">
            <text:p>0.9926931</text:p>
          </table:table-cell>
          <table:table-cell office:value-type="float" office:value="0.9906054" calcext:value-type="float">
            <text:p>0.9906054</text:p>
          </table:table-cell>
          <table:table-cell office:value-type="float" office:value="0.99164927" calcext:value-type="float">
            <text:p>0.9916492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906054" calcext:value-type="float">
            <text:p>0.9906054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911274" calcext:value-type="float">
            <text:p>0.99112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26931" calcext:value-type="float">
            <text:p>0.9926931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3215" calcext:value-type="float">
            <text:p>0.9932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947808" calcext:value-type="float">
            <text:p>0.9947808</text:p>
          </table:table-cell>
          <table:table-cell office:value-type="float" office:value="0.993215" calcext:value-type="float">
            <text:p>0.99321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926931" calcext:value-type="float">
            <text:p>0.9926931</text:p>
          </table:table-cell>
          <table:table-cell office:value-type="float" office:value="0.9947808" calcext:value-type="float">
            <text:p>0.9947808</text:p>
          </table:table-cell>
          <table:table-cell office:value-type="float" office:value="0.9937369" calcext:value-type="float">
            <text:p>0.99373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26931" calcext:value-type="float">
            <text:p>0.9926931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3215" calcext:value-type="float">
            <text:p>0.9932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11274" calcext:value-type="float">
            <text:p>0.991127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43424" calcext:value-type="float">
            <text:p>0.9843424</text:p>
          </table:table-cell>
          <table:table-cell office:value-type="float" office:value="0.9947808" calcext:value-type="float">
            <text:p>0.9947808</text:p>
          </table:table-cell>
          <table:table-cell office:value-type="float" office:value="0.98956156" calcext:value-type="float">
            <text:p>0.98956156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43424" calcext:value-type="float">
            <text:p>0.9843424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8903966" calcext:value-type="float">
            <text:p>0.989039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874739" calcext:value-type="float">
            <text:p>0.9874739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06054" calcext:value-type="float">
            <text:p>0.99060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8956156" calcext:value-type="float">
            <text:p>0.98956156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164927" calcext:value-type="float">
            <text:p>0.9916492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.9926931" calcext:value-type="float">
            <text:p>0.992693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947808" calcext:value-type="float">
            <text:p>0.9947808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93215" calcext:value-type="float">
            <text:p>0.99321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947808" calcext:value-type="float">
            <text:p>0.9947808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93215" calcext:value-type="float">
            <text:p>0.9932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926931" calcext:value-type="float">
            <text:p>0.992693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926931" calcext:value-type="float">
            <text:p>0.992693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937369" calcext:value-type="float">
            <text:p>0.9937369</text:p>
          </table:table-cell>
          <table:table-cell office:value-type="float" office:value="0.9906054" calcext:value-type="float">
            <text:p>0.9906054</text:p>
          </table:table-cell>
          <table:table-cell office:value-type="float" office:value="0.99217117" calcext:value-type="float">
            <text:p>0.9921711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8956156" calcext:value-type="float">
            <text:p>0.98956156</text:p>
          </table:table-cell>
          <table:table-cell office:value-type="float" office:value="0.9906054" calcext:value-type="float">
            <text:p>0.990605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9164927" calcext:value-type="float">
            <text:p>0.99164927</text:p>
          </table:table-cell>
          <table:table-cell office:value-type="float" office:value="0.9874739" calcext:value-type="float">
            <text:p>0.9874739</text:p>
          </table:table-cell>
          <table:table-cell office:value-type="float" office:value="0.98956156" calcext:value-type="float">
            <text:p>0.9895615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853862" calcext:value-type="float">
            <text:p>0.9853862</text:p>
          </table:table-cell>
          <table:table-cell office:value-type="float" office:value="0.986952" calcext:value-type="float">
            <text:p>0.9869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8329854" calcext:value-type="float">
            <text:p>0.98329854</text:p>
          </table:table-cell>
          <table:table-cell office:value-type="float" office:value="0.98590815" calcext:value-type="float">
            <text:p>0.985908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812108" calcext:value-type="float">
            <text:p>0.9812108</text:p>
          </table:table-cell>
          <table:table-cell office:value-type="float" office:value="0.9848643" calcext:value-type="float">
            <text:p>0.984864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7703546" calcext:value-type="float">
            <text:p>0.97703546</text:p>
          </table:table-cell>
          <table:table-cell office:value-type="float" office:value="0.98277664" calcext:value-type="float">
            <text:p>0.982776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8851776" calcext:value-type="float">
            <text:p>0.98851776</text:p>
          </table:table-cell>
          <table:table-cell office:value-type="float" office:value="0.96868473" calcext:value-type="float">
            <text:p>0.96868473</text:p>
          </table:table-cell>
          <table:table-cell office:value-type="float" office:value="0.9786013" calcext:value-type="float">
            <text:p>0.97860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874739" calcext:value-type="float">
            <text:p>0.9874739</text:p>
          </table:table-cell>
          <table:table-cell office:value-type="float" office:value="0.95615864" calcext:value-type="float">
            <text:p>0.95615864</text:p>
          </table:table-cell>
          <table:table-cell office:value-type="float" office:value="0.9718163" calcext:value-type="float">
            <text:p>0.971816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643005" calcext:value-type="float">
            <text:p>0.98643005</text:p>
          </table:table-cell>
          <table:table-cell office:value-type="float" office:value="0.94885176" calcext:value-type="float">
            <text:p>0.94885176</text:p>
          </table:table-cell>
          <table:table-cell office:value-type="float" office:value="0.96764094" calcext:value-type="float">
            <text:p>0.96764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4:03:23.975207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1:02:33.977584243</meta:creation-date>
    <dc:date>2018-01-25T23:45:14.941695387</dc:date>
    <meta:editing-duration>PT8H27M16S</meta:editing-duration>
    <meta:editing-cycles>2</meta:editing-cycles>
    <meta:generator>LibreOffice/5.1.6.2$Linux_X86_64 LibreOffice_project/10m0$Build-2</meta:generator>
    <meta:document-statistic meta:table-count="1" meta:cell-count="1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59cm" svg:height="10.945cm" xlink:href=".." xlink:type="simple" chart:class="chart:bar" chart:style-name="ch1">
        <chart:title svg:x="10.633cm" svg:y="0.354cm" chart:style-name="ch2">
          <text:p>PNU</text:p>
        </chart:title>
        <chart:legend chart:legend-position="end" svg:x="20.096cm" svg:y="5.173cm" style:legend-expansion="high" chart:style-name="ch3"/>
        <chart:plot-area chart:style-name="ch4" table:cell-range-address="Sheet1.A1:Sheet1.A19 Sheet1.D1:Sheet1.D19" chart:data-source-has-labels="column" svg:x="1.458cm" svg:y="1.351cm" svg:width="18.191cm" svg:height="8.395cm">
          <chartooo:coordinate-region svg:x="2.556cm" svg:y="1.351cm" svg:width="17.093cm" svg:height="5.046cm"/>
          <chart:axis chart:dimension="x" chart:name="primary-x" chart:style-name="ch5" chartooo:axis-type="auto">
            <chartooo:date-scale/>
            <chart:title svg:x="9.953cm" svg:y="9.964cm" chart:style-name="ch6">
              <text:p>gamma</text:p>
            </chart:title>
            <chart:categories table:cell-range-address="Sheet1.A1:Sheet1.A19"/>
          </chart:axis>
          <chart:axis chart:dimension="y" chart:name="primary-y" chart:style-name="ch7">
            <chart:title svg:x="0.451cm" svg:y="6.253cm" chart:style-name="ch8">
              <text:p>accuracy</text:p>
            </chart:title>
            <chart:grid chart:style-name="ch9" chart:class="major"/>
          </chart:axis>
          <chart:series chart:style-name="ch10" chart:values-cell-range-address="Sheet1.D1:Sheet1.D19" chart:class="chart:ba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-0.9">
                <text:p>-0.9</text:p>
                <draw:g>
                  <svg:desc>Sheet1.A1:Sheet1.A19</svg:desc>
                </draw:g>
              </table:table-cell>
              <table:table-cell office:value-type="float" office:value="0.98851776">
                <text:p>0.98851776</text:p>
                <draw:g>
                  <svg:desc>Sheet1.D1:Sheet1.D19</svg:desc>
                </draw:g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9900835">
                <text:p>0.9900835</text:p>
              </table:table-cell>
            </table:table-row>
            <table:table-row>
              <table:table-cell office:value-type="float" office:value="-0.7">
                <text:p>-0.7</text:p>
              </table:table-cell>
              <table:table-cell office:value-type="float" office:value="0.99164927">
                <text:p>0.99164927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9911274">
                <text:p>0.9911274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0.9926931">
                <text:p>0.9926931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993215">
                <text:p>0.993215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0.993215">
                <text:p>0.993215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0.99164927">
                <text:p>0.99164927</text:p>
              </table:table-cell>
            </table:table-row>
            <table:table-row>
              <table:table-cell office:value-type="float" office:value="-0.1">
                <text:p>-0.1</text:p>
              </table:table-cell>
              <table:table-cell office:value-type="float" office:value="0.9906054">
                <text:p>0.9906054</text:p>
              </table:table-cell>
            </table:table-row>
            <table:table-row>
              <table:table-cell office:value-type="float" office:value="-1.38777878078145E-016">
                <text:p>-1.38777878078145E-016</text:p>
              </table:table-cell>
              <table:table-cell office:value-type="float" office:value="0.9900835">
                <text:p>0.9900835</text:p>
              </table:table-cell>
            </table:table-row>
            <table:table-row>
              <table:table-cell office:value-type="float" office:value="0.0999999999999999">
                <text:p>0.0999999999999999</text:p>
              </table:table-cell>
              <table:table-cell office:value-type="float" office:value="0.98956156">
                <text:p>0.9895615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9164927">
                <text:p>0.9916492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911274">
                <text:p>0.99112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93215">
                <text:p>0.99321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93215">
                <text:p>0.99321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937369">
                <text:p>0.993736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93215">
                <text:p>0.9932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911274">
                <text:p>0.991127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8956156">
                <text:p>0.98956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33cm" svg:height="12.007cm" xlink:href=".." xlink:type="simple" chart:class="chart:bar" chart:style-name="ch1">
        <chart:title svg:x="10.061cm" svg:y="0.376cm" chart:style-name="ch2">
          <text:p>PUNU</text:p>
        </chart:title>
        <chart:legend chart:legend-position="end" svg:x="19.27cm" svg:y="5.704cm" style:legend-expansion="high" chart:style-name="ch3"/>
        <chart:plot-area chart:style-name="ch4" table:cell-range-address="Sheet1.A29:Sheet1.A46 Sheet1.D29:Sheet1.D46" chart:data-source-has-labels="column" svg:x="1.441cm" svg:y="1.395cm" svg:width="17.399cm" svg:height="9.391cm">
          <chartooo:coordinate-region svg:x="2.539cm" svg:y="1.594cm" svg:width="16.301cm" svg:height="8.545cm"/>
          <chart:axis chart:dimension="x" chart:name="primary-x" chart:style-name="ch5" chartooo:axis-type="auto">
            <chartooo:date-scale/>
            <chart:title svg:x="9.858cm" svg:y="11.026cm" chart:style-name="ch6">
              <text:p>eta</text:p>
            </chart:title>
            <chart:categories table:cell-range-address="Sheet1.A29:Sheet1.A46"/>
          </chart:axis>
          <chart:axis chart:dimension="y" chart:name="primary-y" chart:style-name="ch7">
            <chart:title svg:x="0.451cm" svg:y="6.795cm" chart:style-name="ch8">
              <text:p>accuracy</text:p>
            </chart:title>
            <chart:grid chart:style-name="ch9" chart:class="major"/>
          </chart:axis>
          <chart:series chart:style-name="ch10" chart:values-cell-range-address="Sheet1.D29:Sheet1.D46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heet1.A29:Sheet1.A46</svg:desc>
                </draw:g>
              </table:table-cell>
              <table:table-cell office:value-type="float" office:value="0.98903966">
                <text:p>0.98903966</text:p>
                <draw:g>
                  <svg:desc>Sheet1.D29:Sheet1.D4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906054">
                <text:p>0.99060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99164927">
                <text:p>0.991649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926931">
                <text:p>0.992693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993215">
                <text:p>0.99321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93215">
                <text:p>0.99321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9926931">
                <text:p>0.99269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926931">
                <text:p>0.992693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99217117">
                <text:p>0.9921711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906054">
                <text:p>0.990605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98956156">
                <text:p>0.989561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98590815">
                <text:p>0.9859081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848643">
                <text:p>0.984864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98277664">
                <text:p>0.982776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786013">
                <text:p>0.978601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9718163">
                <text:p>0.971816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6764094">
                <text:p>0.967640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